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4.7425in"/>
    </style:style>
    <style:style style:name="co23" style:family="table-column">
      <style:table-column-properties fo:break-before="auto" style:column-width="3.7256in"/>
    </style:style>
    <style:style style:name="co24" style:family="table-column">
      <style:table-column-properties fo:break-before="auto" style:column-width="7.4535in"/>
    </style:style>
    <style:style style:name="co25" style:family="table-column">
      <style:table-column-properties fo:break-before="auto" style:column-width="7.0272in"/>
    </style:style>
    <style:style style:name="co26" style:family="table-column">
      <style:table-column-properties fo:break-before="auto" style:column-width="7.1563in"/>
    </style:style>
    <style:style style:name="co27" style:family="table-column">
      <style:table-column-properties fo:break-before="auto" style:column-width="1.547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30"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19" style:family="table-cell" style:parent-style-name="Default">
      <style:table-cell-properties fo:background-color="#deebf7" style:diagonal-bl-tr="none" style:diagonal-tl-br="none" style:text-align-source="fix" style:repeat-content="false" fo:border="0.74pt solid #000000" style:rotation-align="none"/>
      <style:paragraph-properties fo:text-align="start" fo:margin-left="0in"/>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5"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7"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1"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19" office:value-type="float" office:value="229702" calcext:value-type="float">
            <text:p>229702</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5" office:value-type="string" calcext:value-type="string" table:number-columns-spanned="1" table:number-rows-spanned="3">
            <text:p>Id</text:p>
            <text:p>(incremental number)</text:p>
            <text:p/>
          </table:table-cell>
          <table:table-cell table:style-name="ce27" office:value-type="string" calcext:value-type="string" table:number-columns-spanned="1" table:number-rows-spanned="3">
            <text:p>Type of analysis</text:p>
            <text:p>(Static, Dynamic, Static+Dynamic,Manual)</text:p>
          </table:table-cell>
          <table:table-cell table:style-name="ce27" office:value-type="string" calcext:value-type="string" table:number-columns-spanned="1" table:number-rows-spanned="3">
            <text:p>Tool used </text:p>
            <text:p>(if any)</text:p>
          </table:table-cell>
          <table:table-cell table:style-name="ce25" office:value-type="string" calcext:value-type="string" table:number-columns-spanned="1" table:number-rows-spanned="3">
            <text:p>Reported vulnerability</text:p>
            <text:p>(from the tool)</text:p>
            <text:p/>
          </table:table-cell>
          <table:table-cell table:style-name="ce25" office:value-type="string" calcext:value-type="string" table:number-columns-spanned="1" table:number-rows-spanned="3">
            <text:p>Details about the vulnerability</text:p>
            <text:p>(from the tool)</text:p>
            <text:p/>
          </table:table-cell>
          <table:table-cell table:style-name="ce25" office:value-type="string" calcext:value-type="string" table:number-columns-spanned="1" table:number-rows-spanned="3">
            <text:p>Entry points identified by the Passive Scanner</text:p>
            <text:p>(URL, HTML element, etc)</text:p>
            <text:p/>
          </table:table-cell>
          <table:table-cell table:style-name="ce25" office:value-type="string" calcext:value-type="string" table:number-columns-spanned="1" table:number-rows-spanned="3">
            <text:p>Entry points identified by the Active Scanner / Fuzzer /etc</text:p>
            <text:p>(URL, HTML element, etc)</text:p>
            <text:p/>
          </table:table-cell>
          <table:table-cell table:style-name="ce25" office:value-type="string" calcext:value-type="string" table:number-columns-spanned="1" table:number-rows-spanned="3">
            <text:p>Details about the vulnerability</text:p>
            <text:p/>
            <text:p/>
          </table:table-cell>
          <table:table-cell table:style-name="ce25" office:value-type="string" calcext:value-type="string" table:number-columns-spanned="1" table:number-rows-spanned="3">
            <text:p>OWASP Top-10 </text:p>
            <text:p>(if possible)</text:p>
            <text:p/>
          </table:table-cell>
          <table:table-cell table:style-name="ce25" office:value-type="string" calcext:value-type="string" table:number-columns-spanned="1" table:number-rows-spanned="3">
            <text:p/>
            <text:p>CWE</text:p>
            <text:p>(if possible)</text:p>
            <text:p/>
          </table:table-cell>
          <table:table-cell table:style-name="ce25" office:value-type="string" calcext:value-type="string" table:number-columns-spanned="1" table:number-rows-spanned="3">
            <text:p>Overall Exploitation Time</text:p>
            <text:p>(minutes)</text:p>
            <text:p/>
            <text:p>(manual inspection of tool results)</text:p>
          </table:table-cell>
          <table:table-cell table:style-name="ce25" office:value-type="string" calcext:value-type="string" table:number-columns-spanned="1" table:number-rows-spanned="3">
            <text:p>Is the vulnerability alert correct?</text:p>
            <text:p>(yes / no)</text:p>
            <text:p/>
            <text:p>(manual inspection of tool results)</text:p>
          </table:table-cell>
          <table:table-cell table:style-name="ce25"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5"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5"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5"/>
          <table:covered-table-cell table:number-columns-repeated="2" table:style-name="ce27"/>
          <table:covered-table-cell table:number-columns-repeated="2" table:style-name="ce25"/>
          <table:covered-table-cell table:number-columns-repeated="2" table:style-name="ce11"/>
          <table:covered-table-cell table:number-columns-repeated="5" table:style-name="ce25"/>
          <table:covered-table-cell table:style-name="ce32"/>
          <table:covered-table-cell table:style-name="ce16"/>
          <table:covered-table-cell table:style-name="ce18"/>
          <table:covered-table-cell table:number-columns-repeated="2" table:style-name="ce25"/>
          <table:table-cell table:number-columns-repeated="16365"/>
        </table:table-row>
        <table:table-row table:style-name="ro5">
          <table:table-cell table:number-columns-repeated="2"/>
          <table:covered-table-cell table:style-name="ce25"/>
          <table:covered-table-cell table:number-columns-repeated="2" table:style-name="ce27"/>
          <table:covered-table-cell table:number-columns-repeated="2" table:style-name="ce25"/>
          <table:covered-table-cell table:number-columns-repeated="2" table:style-name="ce12"/>
          <table:covered-table-cell table:number-columns-repeated="5" table:style-name="ce25"/>
          <table:table-cell table:style-name="ce14" office:value-type="string" calcext:value-type="string">
            <text:p>(URL, if any)</text:p>
          </table:table-cell>
          <table:table-cell table:style-name="ce14" office:value-type="string" calcext:value-type="string">
            <text:p>input data</text:p>
          </table:table-cell>
          <table:table-cell table:style-name="ce32" office:value-type="string" calcext:value-type="string">
            <text:p>exploitation actions</text:p>
          </table:table-cell>
          <table:covered-table-cell table:number-columns-repeated="2" table:style-name="ce25"/>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or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7">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7">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7">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Login credentials are send to the server via a POST request without encryption.</text:p>
          </table:table-cell>
          <table:table-cell table:style-name="ce3" table:number-columns-repeated="2"/>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Login" xlink:type="simple">http://localhost:8080/befloral/Login</text:a></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7">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Products?action=SCRIPT" xlink:type="simple">http://localhost:8080/befloral/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text:a xlink:href="http://localhost:8080/befloral/Login?action=register" xlink:type="simple">http://localhost:8080/befloral/Login?action=register</text:a></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Login?action=SCRIPT" xlink:type="simple">http://localhost:8080/befloral/Login?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s://localhost:8080/befloral/Admin/Products?action=SCRIPT" xlink:type="simple">https://localhost:8080/befloral/Admin/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7">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text:a xlink:href="http://localhost:8080/befloral/" xlink:type="simple">http://localhost:8080/befloral/</text:a>*</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1">
          <table:table-cell table:number-columns-repeated="2"/>
          <table:table-cell table:style-name="ce8" office:value-type="float" office:value="75" calcext:value-type="float">
            <text:p>7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5647</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gson-2.8.7.jar (Dependency)</text:p>
          </table:table-cell>
          <table:table-cell table:style-name="ce3"/>
          <table:table-cell table:number-columns-repeated="16365"/>
        </table:table-row>
        <table:table-row table:style-name="ro1">
          <table:table-cell table:number-columns-repeated="2"/>
          <table:table-cell table:style-name="ce8" office:value-type="float" office:value="76" calcext:value-type="float">
            <text:p>7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0254</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jstl-1.2.jar (Dependency)</text:p>
          </table:table-cell>
          <table:table-cell table:style-name="ce3"/>
          <table:table-cell table:number-columns-repeated="16365"/>
        </table:table-row>
        <table:table-row table:style-name="ro1">
          <table:table-cell table:number-columns-repeated="2"/>
          <table:table-cell table:style-name="ce8" office:value-type="float" office:value="77" calcext:value-type="float">
            <text:p>7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228</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8" calcext:value-type="float">
            <text:p>7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046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9" calcext:value-type="float">
            <text:p>7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832</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0" calcext:value-type="float">
            <text:p>8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105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1" calcext:value-type="float">
            <text:p>8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1</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2" calcext:value-type="float">
            <text:p>8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8-3258</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3" calcext:value-type="float">
            <text:p>8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23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4" calcext:value-type="float">
            <text:p>8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5" calcext:value-type="float">
            <text:p>8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1824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6" calcext:value-type="float">
            <text:p>8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15945</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7" calcext:value-type="float">
            <text:p>8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1967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8" calcext:value-type="float">
            <text:p>8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50</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9" calcext:value-type="float">
            <text:p>8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2</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0" calcext:value-type="float">
            <text:p>9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1</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1" calcext:value-type="float">
            <text:p>9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6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2" calcext:value-type="float">
            <text:p>9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2692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3" calcext:value-type="float">
            <text:p>9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10219</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4" calcext:value-type="float">
            <text:p>9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49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5" calcext:value-type="float">
            <text:p>9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2</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6" calcext:value-type="float">
            <text:p>9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3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7" calcext:value-type="float">
            <text:p>9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1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8" calcext:value-type="float">
            <text:p>9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4</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9" calcext:value-type="float">
            <text:p>9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2691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0" calcext:value-type="float">
            <text:p>10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2575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1" calcext:value-type="float">
            <text:p>10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875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2" calcext:value-type="float">
            <text:p>10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8-2079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3" calcext:value-type="float">
            <text:p>10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5925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4" calcext:value-type="float">
            <text:p>10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9-0819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5" calcext:value-type="float">
            <text:p>10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77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6" calcext:value-type="float">
            <text:p>10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82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7" calcext:value-type="float">
            <text:p>10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6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8" calcext:value-type="float">
            <text:p>10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6-7232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9" calcext:value-type="float">
            <text:p>10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9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0" calcext:value-type="float">
            <text:p>11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3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1" calcext:value-type="float">
            <text:p>11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8.0.22.jar (Dependency)</text:p>
          </table:table-cell>
          <table:table-cell table:style-name="ce3"/>
          <table:table-cell table:number-columns-repeated="16365"/>
        </table:table-row>
        <table:table-row table:style-name="ro1" table:number-rows-repeated="1048457">
          <table:table-cell table:number-columns-repeated="16384"/>
        </table:table-row>
        <table:table-row table:style-name="ro1">
          <table:table-cell table:number-columns-repeated="16384"/>
        </table:table-row>
      </table:table>
      <table:table table:name="postQuest" table:style-name="ta4">
        <office:forms form:automatic-focus="false" form:apply-design-mode="false"/>
        <table:table-column table:style-name="co1" table:default-cell-style-name="Default"/>
        <table:table-column table:style-name="co26" table:default-cell-style-name="Default"/>
        <table:table-column table:style-name="co27"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0" office:value-type="string" calcext:value-type="string" table:number-columns-spanned="2" table:number-rows-spanned="1">
            <text:p><text:s text:c="24"/>In my opinion, …</text:p>
          </table:table-cell>
          <table:covered-table-cell table:style-name="ce40"/>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1" table:content-validation-name="val6"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1" table:content-validation-name="val5" office:value-type="string" calcext:value-type="string">
            <text:p>Agree</text:p>
          </table:table-cell>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8" office:value-type="string" calcext:value-type="string">
            <text:p>Answers</text:p>
          </table:table-cell>
          <table:table-cell table:number-columns-repeated="2"/>
          <table:table-cell table:style-name="ce48" office:value-type="string" calcext:value-type="string">
            <text:p>App Tested</text:p>
          </table:table-cell>
          <table:table-cell/>
          <table:table-cell table:style-name="ce48" office:value-type="string" calcext:value-type="string">
            <text:p>Testing tool</text:p>
          </table:table-cell>
          <table:table-cell/>
          <table:table-cell table:style-name="ce48" office:value-type="string" calcext:value-type="string">
            <text:p>Agree</text:p>
          </table:table-cell>
          <table:table-cell table:number-columns-repeated="16372"/>
        </table:table-row>
        <table:table-row table:style-name="ro1">
          <table:table-cell table:number-columns-repeated="4"/>
          <table:table-cell table:style-name="ce49" office:value-type="string" calcext:value-type="string">
            <text:p>Strongly disagree</text:p>
          </table:table-cell>
          <table:table-cell table:number-columns-repeated="2"/>
          <table:table-cell table:style-name="ce49" office:value-type="string" calcext:value-type="string">
            <text:p>Befloral</text:p>
          </table:table-cell>
          <table:table-cell/>
          <table:table-cell table:style-name="ce49" office:value-type="string" calcext:value-type="string">
            <text:p>SpotBugs + Find-Sec-Bugs</text:p>
          </table:table-cell>
          <table:table-cell/>
          <table:table-cell table:style-name="ce49" office:value-type="string" calcext:value-type="string">
            <text:p>YES</text:p>
          </table:table-cell>
          <table:table-cell table:number-columns-repeated="16372"/>
        </table:table-row>
        <table:table-row table:style-name="ro1">
          <table:table-cell table:number-columns-repeated="4"/>
          <table:table-cell table:style-name="ce49" office:value-type="string" calcext:value-type="string">
            <text:p>Disagree</text:p>
          </table:table-cell>
          <table:table-cell table:number-columns-repeated="2"/>
          <table:table-cell table:style-name="ce49"/>
          <table:table-cell/>
          <table:table-cell table:style-name="ce49" office:value-type="string" calcext:value-type="string">
            <text:p>Zap web scanner </text:p>
          </table:table-cell>
          <table:table-cell/>
          <table:table-cell table:style-name="ce49" office:value-type="string" calcext:value-type="string">
            <text:p>NO</text:p>
          </table:table-cell>
          <table:table-cell table:number-columns-repeated="16372"/>
        </table:table-row>
        <table:table-row table:style-name="ro1">
          <table:table-cell table:number-columns-repeated="4"/>
          <table:table-cell table:style-name="ce49" office:value-type="string" calcext:value-type="string">
            <text:p>Neutral</text:p>
          </table:table-cell>
          <table:table-cell table:number-columns-repeated="2"/>
          <table:table-cell table:style-name="ce49"/>
          <table:table-cell/>
          <table:table-cell table:style-name="ce49" office:value-type="string" calcext:value-type="string">
            <text:p>Other…</text:p>
          </table:table-cell>
          <table:table-cell table:number-columns-repeated="16374"/>
        </table:table-row>
        <table:table-row table:style-name="ro1">
          <table:table-cell table:number-columns-repeated="4"/>
          <table:table-cell table:style-name="ce49" office:value-type="string" calcext:value-type="string">
            <text:p>Agree</text:p>
          </table:table-cell>
          <table:table-cell table:number-columns-repeated="16379"/>
        </table:table-row>
        <table:table-row table:style-name="ro1">
          <table:table-cell table:number-columns-repeated="4"/>
          <table:table-cell table:style-name="ce49" office:value-type="string" calcext:value-type="string">
            <text:p>Strongly Agree</text:p>
          </table:table-cell>
          <table:table-cell table:number-columns-repeated="16379"/>
        </table:table-row>
        <table:table-row table:style-name="ro1">
          <table:table-cell table:number-columns-repeated="4"/>
          <table:table-cell table:style-name="ce49"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21:39:21.25350922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6-25T22:06:30.588169084</dc:date>
    <meta:editing-duration>P2DT4H31M34S</meta:editing-duration>
    <meta:generator>LibreOffice/7.6.7.2$Linux_X86_64 LibreOffice_project/60$Build-2</meta:generator>
    <meta:editing-cycles>65</meta:editing-cycles>
    <meta:document-statistic meta:table-count="5" meta:cell-count="1363" meta:object-count="0"/>
    <meta:user-defined meta:name="AppVersion">16.0300</meta:user-defined>
  </office:meta>
</office:document-meta>
</file>